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4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82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4.487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189cm"/>
    </style:style>
    <style:style style:name="co9" style:family="table-column">
      <style:table-column-properties fo:break-before="auto" style:column-width="2.134cm"/>
    </style:style>
    <style:style style:name="co10" style:family="table-column">
      <style:table-column-properties fo:break-before="auto" style:column-width="2.492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2.79cm"/>
    </style:style>
    <style:style style:name="co13" style:family="table-column">
      <style:table-column-properties fo:break-before="auto" style:column-width="2.708cm"/>
    </style:style>
    <style:style style:name="co14" style:family="table-column">
      <style:table-column-properties fo:break-before="auto" style:column-width="2.764cm"/>
    </style:style>
    <style:style style:name="co15" style:family="table-column">
      <style:table-column-properties fo:break-before="auto" style:column-width="6.108cm"/>
    </style:style>
    <style:style style:name="co16" style:family="table-column">
      <style:table-column-properties fo:break-before="auto" style:column-width="3.179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</style:style>
  </office:automatic-styles>
  <office:body>
    <office:spreadsheet>
      <table:table table:name="Bausteine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42" table:default-cell-style-name="Default"/>
        <table:table-column table:style-name="co4" table:number-columns-repeated="971" table:default-cell-style-name="Default"/>
        <table:table-row table:style-name="ro1">
          <table:table-cell table:style-name="ce1" office:value-type="string">
            <text:p>Stand: 07.02.2012</text:p>
          </table:table-cell>
          <table:table-cell table:style-name="ce2" table:number-columns-repeated="1023"/>
        </table:table-row>
        <table:table-row table:style-name="ro2">
          <table:table-cell table:style-name="ce2" table:number-columns-repeated="1024"/>
        </table:table-row>
        <table:table-row table:style-name="ro3">
          <table:table-cell table:style-name="ce3" office:value-type="string">
            <text:p>Bausteintyp</text:p>
          </table:table-cell>
          <table:table-cell table:style-name="ce5" office:value-type="string">
            <text:p>mech. Schnittstelle</text:p>
          </table:table-cell>
          <table:table-cell table:style-name="ce5" office:value-type="string">
            <text:p>elektr. Schnittstelle</text:p>
          </table:table-cell>
          <table:table-cell table:style-name="ce5" office:value-type="string">
            <text:p>Datenschnittstelle</text:p>
          </table:table-cell>
          <table:table-cell table:style-name="ce5" office:value-type="string">
            <text:p>thermale Schnittstelle</text:p>
          </table:table-cell>
          <table:table-cell table:style-name="ce5" office:value-type="string">
            <text:p>Bausteinstruktur</text:p>
          </table:table-cell>
          <table:table-cell table:style-name="ce5" office:value-type="string">
            <text:p>thermale Isolierung</text:p>
          </table:table-cell>
          <table:table-cell table:style-name="ce5" office:value-type="string">
            <text:p>Strahlungsschutz</text:p>
          </table:table-cell>
          <table:table-cell table:style-name="ce5" office:value-type="string">
            <text:p>Versorgungsleitungen</text:p>
          </table:table-cell>
          <table:table-cell table:style-name="ce5"/>
          <table:table-cell table:style-name="ce5" office:value-type="string">
            <text:p>Einsatzgebiet</text:p>
          </table:table-cell>
          <table:table-cell table:style-name="ce5" office:value-type="string">
            <text:p>Bausteingröße</text:p>
          </table:table-cell>
          <table:table-cell table:style-name="ce5" office:value-type="string">
            <text:p>Bemerkung</text:p>
          </table:table-cell>
          <table:table-cell table:style-name="ce5"/>
          <table:table-cell table:style-name="ce5" office:value-type="string">
            <text:p>Antenne</text:p>
          </table:table-cell>
          <table:table-cell table:style-name="ce5" office:value-type="string">
            <text:p>Batteriekontrolle</text:p>
          </table:table-cell>
          <table:table-cell table:style-name="ce5" office:value-type="string">
            <text:p>CMG</text:p>
          </table:table-cell>
          <table:table-cell table:style-name="ce5" office:value-type="string">
            <text:p>CMG-Electronics</text:p>
          </table:table-cell>
          <table:table-cell table:style-name="ce5" office:value-type="string">
            <text:p>Drallrad (inkl.Elektro.)</text:p>
          </table:table-cell>
          <table:table-cell table:style-name="ce5" office:value-type="string">
            <text:p>entfalt. Elektronik</text:p>
          </table:table-cell>
          <table:table-cell table:style-name="ce5" office:value-type="string">
            <text:p>entfalt. Solarflächen 1</text:p>
          </table:table-cell>
          <table:table-cell table:style-name="ce5" office:value-type="string">
            <text:p>entfalt. Solarflächen 2</text:p>
          </table:table-cell>
          <table:table-cell table:style-name="ce5" office:value-type="string">
            <text:p>Erdsensor 1</text:p>
          </table:table-cell>
          <table:table-cell table:style-name="ce5" office:value-type="string">
            <text:p>Erdsensor 2</text:p>
          </table:table-cell>
          <table:table-cell table:style-name="ce5" office:value-type="string">
            <text:p>FCU</text:p>
          </table:table-cell>
          <table:table-cell table:style-name="ce5" office:value-type="string">
            <text:p>GNSS-Receiver 1</text:p>
          </table:table-cell>
          <table:table-cell table:style-name="ce5" office:value-type="string">
            <text:p>GNSS-Receiver 2</text:p>
          </table:table-cell>
          <table:table-cell table:style-name="ce5" office:value-type="string">
            <text:p>GPS-Antenne</text:p>
          </table:table-cell>
          <table:table-cell table:style-name="ce5" office:value-type="string">
            <text:p>Hall Efffekt Triebwerk</text:p>
          </table:table-cell>
          <table:table-cell table:style-name="ce5" office:value-type="string">
            <text:p>Hardware-Stack 1</text:p>
          </table:table-cell>
          <table:table-cell table:style-name="ce5" office:value-type="string">
            <text:p>IMU (sehr genau)</text:p>
          </table:table-cell>
          <table:table-cell table:style-name="ce5" office:value-type="string">
            <text:p>IMU (Standard)</text:p>
          </table:table-cell>
          <table:table-cell table:style-name="ce5" office:value-type="string">
            <text:p>Kaltgasantriebssyst.</text:p>
          </table:table-cell>
          <table:table-cell table:style-name="ce5" office:value-type="string">
            <text:p>Li-Ion-Batterie</text:p>
          </table:table-cell>
          <table:table-cell table:style-name="ce5" office:value-type="string">
            <text:p>Magnetometer</text:p>
          </table:table-cell>
          <table:table-cell table:style-name="ce5" office:value-type="string">
            <text:p>Magnetorquer</text:p>
          </table:table-cell>
          <table:table-cell table:style-name="ce5" office:value-type="string">
            <text:p>Monopropell.System</text:p>
          </table:table-cell>
          <table:table-cell table:style-name="ce5" office:value-type="string">
            <text:p>PCU</text:p>
          </table:table-cell>
          <table:table-cell table:style-name="ce5" office:value-type="string">
            <text:p>PSCU</text:p>
          </table:table-cell>
          <table:table-cell table:style-name="ce5" office:value-type="string">
            <text:p>Reaktionsrad</text:p>
          </table:table-cell>
          <table:table-cell table:style-name="ce5" office:value-type="string">
            <text:p>Receiver</text:p>
          </table:table-cell>
          <table:table-cell table:style-name="ce5" office:value-type="string">
            <text:p>SADA</text:p>
          </table:table-cell>
          <table:table-cell table:style-name="ce5" office:value-type="string">
            <text:p>SMU</text:p>
          </table:table-cell>
          <table:table-cell table:style-name="ce5" office:value-type="string">
            <text:p>Sonnensensor 1</text:p>
          </table:table-cell>
          <table:table-cell table:style-name="ce5" office:value-type="string">
            <text:p>Sonnensensor 2</text:p>
          </table:table-cell>
          <table:table-cell table:style-name="ce5" office:value-type="string">
            <text:p>SSPA</text:p>
          </table:table-cell>
          <table:table-cell table:style-name="ce5" office:value-type="string">
            <text:p>Sternsensor</text:p>
          </table:table-cell>
          <table:table-cell table:style-name="ce5" office:value-type="string">
            <text:p>Tank 1</text:p>
          </table:table-cell>
          <table:table-cell table:style-name="ce5" office:value-type="string">
            <text:p>Tank 2</text:p>
          </table:table-cell>
          <table:table-cell table:style-name="ce5" office:value-type="string">
            <text:p>Transceiver</text:p>
          </table:table-cell>
          <table:table-cell table:style-name="ce5" office:value-type="string">
            <text:p>Transmitter</text:p>
          </table:table-cell>
          <table:table-cell table:style-name="ce5" office:value-type="string">
            <text:p>Transponder</text:p>
          </table:table-cell>
          <table:table-cell table:style-name="ce5" office:value-type="string">
            <text:p>zentrale Solarfläche*</text:p>
          </table:table-cell>
          <table:table-cell table:style-name="ce2" table:number-columns-repeated="971"/>
        </table:table-row>
        <table:table-row table:style-name="ro4">
          <table:table-cell table:style-name="ce4" office:value-type="string">
            <text:p>Batteriebaustein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GEO/LEO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980"/>
        </table:table-row>
        <table:table-row table:style-name="ro4">
          <table:table-cell table:style-name="ce4" office:value-type="string">
            <text:p>Control Momentum Gyroscope Baustein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GEO/LEO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980"/>
        </table:table-row>
        <table:table-row table:style-name="ro4">
          <table:table-cell table:style-name="ce4" office:value-type="string">
            <text:p>Drallradbaustein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GEO/LEO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"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980"/>
        </table:table-row>
        <table:table-row table:style-name="ro2">
          <table:table-cell table:style-name="ce4" office:value-type="string">
            <text:p>elektrischer Antriebs-Baustein</text:p>
          </table:table-cell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float" office:value="13">
            <text:p>13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104">
            <text:p>104</text:p>
          </table:table-cell>
          <table:table-cell/>
          <table:table-cell office:value-type="string">
            <text:p>GEO/LEO</text:p>
          </table:table-cell>
          <table:table-cell office:value-type="float" office:value="3">
            <text:p>3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76"/>
        </table:table-row>
        <table:table-row table:style-name="ro4">
          <table:table-cell table:style-name="ce4" office:value-type="string">
            <text:p>Erdsensor-Baustein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GEO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980"/>
        </table:table-row>
        <table:table-row table:style-name="ro4">
          <table:table-cell table:style-name="ce4" office:value-type="string">
            <text:p>Erdsensor-Baustein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LEO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980"/>
        </table:table-row>
        <table:table-row table:style-name="ro2">
          <table:table-cell table:style-name="ce4" office:value-type="string">
            <text:p>GPS-Baustein (GPS und GLONASS)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LEO</text:p>
          </table:table-cell>
          <table:table-cell office:value-type="float" office:value="1">
            <text:p>1</text:p>
          </table:table-cell>
          <table:table-cell table:number-columns-repeated="14"/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980"/>
        </table:table-row>
        <table:table-row table:style-name="ro2">
          <table:table-cell table:style-name="ce4" office:value-type="string">
            <text:p>GPS-Baustein (Standard)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GEO/LEO</text:p>
          </table:table-cell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980"/>
        </table:table-row>
        <table:table-row table:style-name="ro4">
          <table:table-cell table:style-name="ce4" office:value-type="string">
            <text:p>Inertial Measurement Unit Baustein (sehr genau)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GEO</text:p>
          </table:table-cell>
          <table:table-cell office:value-type="float" office:value="2">
            <text:p>2</text:p>
          </table:table-cell>
          <table:table-cell table:number-columns-repeated="17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1"/>
          <table:table-cell office:value-type="float" office:value="3">
            <text:p>3</text:p>
          </table:table-cell>
          <table:table-cell table:number-columns-repeated="980"/>
        </table:table-row>
        <table:table-row table:style-name="ro4">
          <table:table-cell table:style-name="ce4" office:value-type="string">
            <text:p>Inertial Measurement Unit Baustein (sehr genau)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LEO</text:p>
          </table:table-cell>
          <table:table-cell office:value-type="float" office:value="2">
            <text:p>2</text:p>
          </table:table-cell>
          <table:table-cell table:number-columns-repeated="17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float" office:value="3">
            <text:p>3</text:p>
          </table:table-cell>
          <table:table-cell table:number-columns-repeated="980"/>
        </table:table-row>
        <table:table-row table:style-name="ro4">
          <table:table-cell table:style-name="ce4" office:value-type="string">
            <text:p>Inertial Measurement Unit Baustein (Standard)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GEO</text:p>
          </table:table-cell>
          <table:table-cell office:value-type="float" office:value="1">
            <text:p>1</text:p>
          </table:table-cell>
          <table:table-cell table:number-columns-repeated="17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float" office:value="3">
            <text:p>3</text:p>
          </table:table-cell>
          <table:table-cell table:number-columns-repeated="980"/>
        </table:table-row>
        <table:table-row table:style-name="ro4">
          <table:table-cell table:style-name="ce4" office:value-type="string">
            <text:p>Inertial Measurement Unit Baustein (Standard)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LEO</text:p>
          </table:table-cell>
          <table:table-cell office:value-type="float" office:value="1">
            <text:p>1</text:p>
          </table:table-cell>
          <table:table-cell table:number-columns-repeated="17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1"/>
          <table:table-cell office:value-type="float" office:value="3">
            <text:p>3</text:p>
          </table:table-cell>
          <table:table-cell table:number-columns-repeated="980"/>
        </table:table-row>
        <table:table-row table:style-name="ro4">
          <table:table-cell table:style-name="ce4" office:value-type="string">
            <text:p>Kaltgasantriebs-Baustein 1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GEO/LEO</text:p>
          </table:table-cell>
          <table:table-cell office:value-type="float" office:value="2">
            <text:p>2</text:p>
          </table:table-cell>
          <table:table-cell table:number-columns-repeated="17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76"/>
        </table:table-row>
        <table:table-row table:style-name="ro4">
          <table:table-cell table:style-name="ce4" office:value-type="string">
            <text:p>Kaltgasantriebs-Baustein 2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GEO/LEO</text:p>
          </table:table-cell>
          <table:table-cell office:value-type="float" office:value="2">
            <text:p>2</text:p>
          </table:table-cell>
          <table:table-cell table:number-columns-repeated="17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1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76"/>
        </table:table-row>
        <table:table-row table:style-name="ro4">
          <table:table-cell table:style-name="ce4" office:value-type="string">
            <text:p>Magnetorquer-Baustein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LEO</text:p>
          </table:table-cell>
          <table:table-cell office:value-type="float" office:value="1">
            <text:p>1</text:p>
          </table:table-cell>
          <table:table-cell table:number-columns-repeated="17"/>
          <table:table-cell office:value-type="float" office:value="3">
            <text:p>3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980"/>
        </table:table-row>
        <table:table-row table:style-name="ro4">
          <table:table-cell table:style-name="ce4" office:value-type="string">
            <text:p>Monopropellantantriebs-Baustein (Hydrazin bzw. HPGP)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GEO/LEO</text:p>
          </table:table-cell>
          <table:table-cell office:value-type="float" office:value="2">
            <text:p>2</text:p>
          </table:table-cell>
          <table:table-cell table:number-columns-repeated="17"/>
          <table:table-cell office:value-type="float" office:value="3">
            <text:p>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975"/>
        </table:table-row>
        <table:table-row table:style-name="ro4">
          <table:table-cell table:style-name="ce4" office:value-type="string">
            <text:p>OBC/SMU-Baustein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GEO/LEO</text:p>
          </table:table-cell>
          <table:table-cell office:value-type="float" office:value="1">
            <text:p>1</text:p>
          </table:table-cell>
          <table:table-cell table:number-columns-repeated="17"/>
          <table:table-cell office:value-type="float" office:value="3">
            <text:p>3</text:p>
          </table:table-cell>
          <table:table-cell table:number-columns-repeated="1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80"/>
        </table:table-row>
        <table:table-row table:style-name="ro4">
          <table:table-cell table:style-name="ce4" office:value-type="string">
            <text:p>PCU-Baustein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GEO/LEO</text:p>
          </table:table-cell>
          <table:table-cell office:value-type="float" office:value="1">
            <text:p>1</text:p>
          </table:table-cell>
          <table:table-cell table:number-columns-repeated="17"/>
          <table:table-cell office:value-type="float" office:value="3">
            <text:p>3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980"/>
        </table:table-row>
        <table:table-row table:style-name="ro4">
          <table:table-cell table:style-name="ce4" office:value-type="string">
            <text:p>Reaktionsradbaustein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GEO/LEO</text:p>
          </table:table-cell>
          <table:table-cell office:value-type="float" office:value="1">
            <text:p>1</text:p>
          </table:table-cell>
          <table:table-cell table:number-columns-repeated="17"/>
          <table:table-cell office:value-type="float" office:value="3">
            <text:p>3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80"/>
        </table:table-row>
        <table:table-row table:style-name="ro4">
          <table:table-cell table:style-name="ce4" office:value-type="string">
            <text:p>Solargeneratorbaustein (entfaltbar, nachführbar)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GEO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11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980"/>
        </table:table-row>
        <table:table-row table:style-name="ro4">
          <table:table-cell table:style-name="ce4" office:value-type="string">
            <text:p>Solargeneratorbaustein (entfaltbar, nachführbar)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LEO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11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980"/>
        </table:table-row>
        <table:table-row table:style-name="ro4">
          <table:table-cell table:style-name="ce4" office:value-type="string">
            <text:p>Solargeneratorbaustein (entfaltbar)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EO</text:p>
          </table:table-cell>
          <table:table-cell office:value-type="float" office:value="1">
            <text:p>1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971"/>
        </table:table-row>
        <table:table-row table:style-name="ro4">
          <table:table-cell table:style-name="ce4" office:value-type="string">
            <text:p>Sternsensorbaustein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GEO/LEO</text:p>
          </table:table-cell>
          <table:table-cell office:value-type="float" office:value="1">
            <text:p>1</text:p>
          </table:table-cell>
          <table:table-cell office:value-type="string">
            <text:p>Sichtfeld je 20°</text:p>
          </table:table-cell>
          <table:table-cell table:number-columns-repeated="16"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77"/>
        </table:table-row>
        <table:table-row table:style-name="ro4">
          <table:table-cell table:style-name="ce4" office:value-type="string">
            <text:p>TM&amp;TC-Baustein (S-Band; Transceiver+SSPA)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GEO/LEO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74"/>
        </table:table-row>
        <table:table-row table:style-name="ro3">
          <table:table-cell table:style-name="ce4" office:value-type="string">
            <text:p>TM&amp;TC-Baustein (S-Band; Transmitter+Receiver+SSPA)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GEO/LEO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4"/>
          <table:table-cell office:value-type="float" office:value="3">
            <text:p>3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973"/>
        </table:table-row>
        <table:table-row table:style-name="ro4">
          <table:table-cell table:style-name="ce4" office:value-type="string">
            <text:p>TM&amp;TC-Baustein (S-Band; Transponder+SSPA)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GEO/LEO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4"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72"/>
        </table:table-row>
        <table:table-row table:style-name="ro2" table:number-rows-repeated="11">
          <table:table-cell table:number-columns-repeated="1024"/>
        </table:table-row>
        <table:table-row table:style-name="ro2" table:number-rows-repeated="3">
          <table:table-cell table:style-name="ce2"/>
          <table:table-cell table:number-columns-repeated="1023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mponenten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12" table:default-cell-style-name="Default"/>
        <table:table-row table:style-name="ro6">
          <table:table-cell table:style-name="ce6" office:value-type="string">
            <text:p>Bezeichnung</text:p>
          </table:table-cell>
          <table:table-cell table:style-name="ce7" office:value-type="string">
            <text:p>Länge [mm]</text:p>
          </table:table-cell>
          <table:table-cell table:style-name="ce7" office:value-type="string">
            <text:p>Breite [mm]</text:p>
          </table:table-cell>
          <table:table-cell table:style-name="ce7" office:value-type="string">
            <text:p>Tiefe [mm]</text:p>
          </table:table-cell>
          <table:table-cell table:style-name="ce7" office:value-type="string">
            <text:p>Masse [kg]</text:p>
          </table:table-cell>
          <table:table-cell table:style-name="ce7" office:value-type="string">
            <text:p>Leistung [W]</text:p>
          </table:table-cell>
          <table:table-cell table:style-name="ce7" office:value-type="string">
            <text:p>notw. Öffnungen</text:p>
          </table:table-cell>
          <table:table-cell table:style-name="ce7" office:value-type="string">
            <text:p>min. therm. Anford. [°C]</text:p>
          </table:table-cell>
          <table:table-cell table:style-name="ce7" office:value-type="string">
            <text:p>max. therm. Anford. [°C]</text:p>
          </table:table-cell>
          <table:table-cell table:style-name="ce7" office:value-type="string">
            <text:p>vertr. Strahlung [krad]</text:p>
          </table:table-cell>
          <table:table-cell table:style-name="ce8" office:value-type="string">
            <text:p>Bemerkungen</text:p>
          </table:table-cell>
          <table:table-cell table:number-columns-repeated="73"/>
          <table:table-cell table:style-name="ce9" table:number-columns-repeated="940"/>
        </table:table-row>
        <table:table-row table:style-name="ro6">
          <table:table-cell table:style-name="ce4" office:value-type="string">
            <text:p>mech. Schnittstelle</text:p>
          </table:table-cell>
          <table:table-cell table:number-columns-repeated="3"/>
          <table:table-cell office:value-type="float" office:value="0.75">
            <text:p>0,75</text:p>
          </table:table-cell>
          <table:table-cell table:number-columns-repeated="1019"/>
        </table:table-row>
        <table:table-row table:style-name="ro6">
          <table:table-cell table:style-name="ce4" office:value-type="string">
            <text:p>elektr. Schnittstelle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1019"/>
        </table:table-row>
        <table:table-row table:style-name="ro6">
          <table:table-cell table:style-name="ce4" office:value-type="string">
            <text:p>Datenschnittstelle</text:p>
          </table:table-cell>
          <table:table-cell table:number-columns-repeated="1023"/>
        </table:table-row>
        <table:table-row table:style-name="ro6">
          <table:table-cell table:style-name="ce4" office:value-type="string">
            <text:p>thermale Schnittstelle</text:p>
          </table:table-cell>
          <table:table-cell table:number-columns-repeated="1023"/>
        </table:table-row>
        <table:table-row table:style-name="ro6">
          <table:table-cell table:style-name="ce4" office:value-type="string">
            <text:p>Bausteinstruktur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.1">
            <text:p>2,1</text:p>
          </table:table-cell>
          <table:table-cell table:number-columns-repeated="1019"/>
        </table:table-row>
        <table:table-row table:style-name="ro6">
          <table:table-cell table:style-name="ce4" office:value-type="string">
            <text:p>thermale Isolierung</text:p>
          </table:table-cell>
          <table:table-cell table:number-columns-repeated="1023"/>
        </table:table-row>
        <table:table-row table:style-name="ro6">
          <table:table-cell table:style-name="ce4" office:value-type="string">
            <text:p>Strahlungsschutz</text:p>
          </table:table-cell>
          <table:table-cell table:number-columns-repeated="1023"/>
        </table:table-row>
        <table:table-row table:style-name="ro6">
          <table:table-cell table:style-name="ce4" office:value-type="string">
            <text:p>Versorgungsleitungen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5"/>
          <table:table-cell office:value-type="string">
            <text:p>4 mm², pro Kontaktelement wird in der Vorauslegung ein Bedarf von 0,7 m Kabel angenommen (Vergleichskabelmasse: 0,05kg/m)</text:p>
          </table:table-cell>
          <table:table-cell table:number-columns-repeated="1013"/>
        </table:table-row>
        <table:table-row table:style-name="ro6">
          <table:table-cell table:style-name="ce4"/>
          <table:table-cell table:number-columns-repeated="1023"/>
        </table:table-row>
        <table:table-row table:style-name="ro6">
          <table:table-cell table:style-name="ce4" office:value-type="string">
            <text:p>Antenne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0.08">
            <text:p>0,0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idealisiert nach Surrey Satellite Technology Ltd. S-Band Patch Antenna; ggf. gegen andere Antenne austauschbar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Batteriekontrolle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65">
            <text:p>265</text:p>
          </table:table-cell>
          <table:table-cell table:number-columns-repeated="6"/>
          <table:table-cell office:value-type="string">
            <text:p>frei angepasst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CMG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15.7">
            <text:p>15,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idealisiert nach Astrium CMG 15-45S; Drehimpuls 15 Nms, Moment 45Nm; Genauigkeit &lt;10mrad Drehimpulsstabilität &lt;0,03%, einzeln für RFS bis 1000kg bei 3°/s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CMG-Electronics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2.7">
            <text:p>2,7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string">
            <text:p>idealisiert und verkleinert nach Astrium CMG 15-45S Elektronic; für 2 CMG; Strahlungs-schutz notwendig 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Drallrad (inkl.Elektro.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idealisiert nach Rockwell Collins Deutschland (TELDIX) MWI; max. Drehimpuls 100Nms; max. RFS-Masse 5000kg; auch als Reaktionsrad nutzbar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entfalt. Elektronik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idealisiert nach Astrium Actuator Alignment Electronic; ggf. zusätzlicher Strahlungsschutz notwendig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entfalt. Solarflächen 1</text:p>
          </table:table-cell>
          <table:table-cell office:value-type="float" office:value="1200">
            <text:p>1200</text:p>
          </table:table-cell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 office:value-type="float" office:value="2.4">
            <text:p>2,4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Solarzellen: GaAS-Multijunction (240W/m², 80W/kg, EOL); Anzahl der entfalt. Solarflächen variabel (abh. von max. Last), Länge ent-spricht i.M. einem <text:s/>Dreifachbaustein, Gestaltung variabel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entfalt. Solarflächen 2</text:p>
          </table:table-cell>
          <table:table-cell table:number-columns-repeated="2" office:value-type="float" office:value="1750">
            <text:p>175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Solarzellen: GaAS-Multijunction (240W/m², 80W/kg, EOL); Anzahl der entfalt. Solarflächen variabel (abh. von max. Last) 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Erdsensor 1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70">
            <text:p>170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idealisiert nach EADS-Sodern STD 15 Earth Sensor; Ausrichtung 0,035° (bias), Rauschen 0,015° (noise); Orbitbereich 15000 – 140000km; ggf. Strahlungsschutz notwendig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Erdsensor 2</text:p>
          </table:table-cell>
          <table:table-cell office:value-type="float" office:value="390">
            <text:p>39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 office:value-type="float" office:value="3.5">
            <text:p>3,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idealisiert nach EADS-Sodern STD 16 Earth Sensor; Ausrichtung 0,06° (bias), Rauschen 0,042° (noise); Orbitbereich 300 – 6000km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FCU</text:p>
          </table:table-cell>
          <table:table-cell office:value-type="float" office:value="410">
            <text:p>410</text:p>
          </table:table-cell>
          <table:table-cell office:value-type="float" office:value="295">
            <text:p>29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Heizsystem noch unberücksichtigt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GNSS-Receiver 1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 office:value-type="float" office:value="3.9">
            <text:p>3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string">
            <text:p>idealisiert nach Astrium Mosaic GNSS Receiver; Pos. &lt;150m, Geschw. &lt;0,02m/s, Zeit &lt;750ns; geeignet für L1 C/A Code; ggf. Strahlungsschutz notwendig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GNSS-Receiver 2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 office:value-type="float" office:value="5.2">
            <text:p>5,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string">
            <text:p>idealisiert nach ThalesAlenia LAGRANGETM; Pos. 8m, Geschw. 0,1m/s, Zeit ±250ns; geeignet für L1 und L2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GPS-Antenne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0.75">
            <text:p>0,75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idealisiert nach RUAG Extended GPS PEC Antenna; geeignet für L1 und L2, Platzhalter für in LAGRANGE enthaltene Antenne 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Hall Efffekt Triebwerk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Hardware-Stack 1</text:p>
          </table:table-cell>
          <table:table-cell office:value-type="float" office:value="171">
            <text:p>171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table:number-columns-repeated="5"/>
          <table:table-cell office:value-type="string">
            <text:p>Stack angepasst an Dimensionen von Europaplatinen, Dimensionen an endgültige Platinenform anpassbar, Verwendung mehrerer Stacks möglich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IMU (sehr genau)</text:p>
          </table:table-cell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string">
            <text:p>idealisiert nach Astrium Astrix200; Ausrichtung &lt;0,0005°/h (bias), Stabilität &lt;0,001°/h, Rauschen &lt;0,0001°/√h (noise); Werte gelten für EOL; Strahlungs-schutz notwendig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IMU (Standard)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 office:value-type="float" office:value="4.2">
            <text:p>4,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string">
            <text:p>idealisiert nach Astrium Astrix3M²; Ausrichtung &lt;0,01°/h (bias), Stabilität &lt;0,8°/h, Rauschen &lt;0,005°/√h (noise); Werte gelten für EOL; Strahlungs-schutz notwendig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Kaltgasantriebssyst.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idealisiert nach RTG Aero-Hydraulic Inc. (Ventile, Filter, Druckregler, Wandler und Düsen); Schub-bereich 0,01...1,0N; Heizsystem noch unberücksichtigt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Li-Ion-Batterie</text:p>
          </table:table-cell>
          <table:table-cell office:value-type="float" office:value="250">
            <text:p>250</text:p>
          </table:table-cell>
          <table:table-cell table:number-columns-repeated="2" office:value-type="float" office:value="53">
            <text:p>53</text:p>
          </table:table-cell>
          <table:table-cell office:value-type="float" office:value="1.11">
            <text:p>1,11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idealisiert nach SAFT VES 180; Zusammenschaltung für 100Ah bei 36V → jeweils 10 Batterien in Reihe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Magnetomet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idealisiert nach SpaceQuest Ltd. MAG-3; Magnetometer ist auf einem ausfahrbaren Ausleger montiert (24 W für Ausleger angenommen)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Magnetorqu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idealisiert und Werte abgeleitet nach ZARM-Technik MT80-1 bzw. MT250-2; magnet. Moment ca. 60-80Am² je Spule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Monopropell.System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idealisiert nach RTG Aero-Hydraulic Inc. (Filter, Wandler), Astrium (Düsen), VACCO (Latch Valve) Schubbereich 1,0-22N; seitliche Düsen um 90° drehbar montierbar, Heizsystem noch unberücksichtigt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PCU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Daten idealisiert und verkleinert nach Astrium GEO Medium Power PCU; es wurde noch keine Aussage bezüglich zentrale oder dezentrale PCU getroffen 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PSCU</text:p>
          </table:table-cell>
          <table:table-cell office:value-type="float" office:value="190">
            <text:p>19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idealisiert und verkleinert nach Alcatel <text:s/>ETCA PSCU (Power Supply and Control Unit), Buseingangsspannung 100 V 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Reaktionsrad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idealisiert nach Rockwell Collins Deutschland (TELDIX) MWI; max. Drehimpuls 100Nms; max. RFS-Masse 5000kg; auch als Drallrad nutzbar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Receiver</text:p>
          </table:table-cell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 office:value-type="float" office:value="1.9">
            <text:p>1,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idealisiert nach L-3 Communications CR-313 Receiver; uplink max. 128kbps, RF input power max. +3dBm, noise max. 4dB; Strahlungs-schutz notwendig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SADA</text:p>
          </table:table-cell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 office:value-type="float" office:value="8.6">
            <text:p>8,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dealisiert nach MOOG Type 55 Solar Array Drive Assembly 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SMU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9.5">
            <text:p>9,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Daten idealisiert nach ThalesAlenia SMU-V1; es wurde noch keine Aussage bezüglich zentrale oder dezentrale OBC/SMU getroffen 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Sonnensensor 1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0.05">
            <text:p>0,05</text:p>
          </table:table-cell>
          <table:table-cell/>
          <table:table-cell table:formula="of:=#REF!" office:value-type="float" office:value="0">
            <text:p>#REF!</text:p>
          </table:table-cell>
          <table:table-cell office:value-type="float" office:value="-50">
            <text:p>-50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  <table:table-cell office:value-type="string">
            <text:p>idealisiert nach Miniaturised Analog Fine Sun Sensor (ISIS), Accuracy 0,3°, Blickfeld 128° x 128°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Sonnensensor 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table:formula="of:=#REF!" office:value-type="float" office:value="0">
            <text:p>#REF!</text:p>
          </table:table-cell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idealisiert nach Bradford Fine &amp; Coarse Sun Sensor CSS Accuracy &lt;1° (bias error &lt;0,15°)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SSPA</text:p>
          </table:table-cell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0.75">
            <text:p>0,7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idealisiert nach Astrium L/S Band SSPA; nominal RF output power 15W; Strahlungsschutz notwendig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Sternsensor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idealisiert nach Jena-Optronik AstroAPS; random error &lt;1arcsec (pitch/yaw) &lt;8arcsec (roll); <text:s text:c="3"/>bias error &lt;2arcsec (pitch/yaw) &lt;8arcsec (roll); Sichtfeld 20°Ø; Peltierkühlung der Optik, strahlungsfest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Tank 1</text:p>
          </table:table-cell>
          <table:table-cell office:value-type="float" office:value="700">
            <text:p>70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Tank idealisiert nach VEGA AVUM Gas Tank (ATK-Space Systems Inc.), Arbeitsdruck 310 bar, Blow Down System, Leertankmasse ca. 22 kg, Gasmasse ca. 22 kg, Tank ist in der Länge variabel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Tank 2</text:p>
          </table:table-cell>
          <table:table-cell office:value-type="float" office:value="691">
            <text:p>691</text:p>
          </table:table-cell>
          <table:table-cell table:number-columns-repeated="2" office:value-type="float" office:value="350">
            <text:p>350</text:p>
          </table:table-cell>
          <table:table-cell office:value-type="float" office:value="52">
            <text:p>52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Tank idealisiert nach VEGA AVUM Gas Tank (ATK-Space Systems Inc.), Blow Down System, Leertankmasse ca. 22 kg, Treibstoffmasse ca. 30 kg (MMH, Anfangsdruck 25 bar), Tank ist in der Länge variabel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Transceiver</text:p>
          </table:table-cell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office:value-type="float" office:value="87">
            <text:p>87</text:p>
          </table:table-cell>
          <table:table-cell office:value-type="float" office:value="2.5">
            <text:p>2,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string">
            <text:p>idealisiert nach General Dynamics Multi-Mode S-Band Transceiver; uplink max. 512kbps, noise figure &lt;2,5dB; down-link max. 6Mbps; Strahlungsschutz notwendig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Transmitter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2.1">
            <text:p>2,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idealisiert nach L-3 Communications T-710() Transmitter; downlink 1,6Mbps, RF output power &gt;3W; Strahlungs-schutz notwendig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Transponder</text:p>
          </table:table-cell>
          <table:table-cell office:value-type="float" office:value="230">
            <text:p>230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 office:value-type="float" office:value="4.2">
            <text:p>4,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idealisiert nach General Dynamics Advanced Multi-Mode Transponder (AMT-R) für Lunar Reconnais-sance Orbiter;; uplink max. 1Mbps, noise figure &lt;2,5dB; down-link max. 6Mbps; evtl. zusätzl. Strah-lungsschutz notwendig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zentrale Solarfläche*</text:p>
          </table:table-cell>
          <table:table-cell table:number-columns-repeated="2" office:value-type="float" office:value="1200">
            <text:p>1200</text:p>
          </table:table-cell>
          <table:table-cell office:value-type="float" office:value="30">
            <text:p>30</text:p>
          </table:table-cell>
          <table:table-cell office:value-type="float" office:value="3.5">
            <text:p>3,5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Solarzellen: GaAS-Multijunction (240W/m², 80W/kg, EOL); Länge ent-spricht i.M. einem <text:s/>Dreifachbaustein, Gestaltung variabel <text:s/></text:p>
          </table:table-cell>
          <table:table-cell table:number-columns-repeated="1013"/>
        </table:table-row>
        <table:table-row table:style-name="ro6" table:number-rows-repeated="1048492">
          <table:table-cell table:number-columns-repeated="1024"/>
        </table:table-row>
        <table:table-row table:style-name="ro7" table:number-rows-repeated="3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Bausteine.A4:Bausteine.AMJ2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Komponenten.A11:Komponenten.AMJ1048541" table:contains-header="false">
          <table:sort>
            <table:sort-by table:field-number="0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00.00.0000</text:date>, <text:time style:data-style-name="N2" text:time-value="0000-00-00T13:18:18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2-10-25T13:56:52</dc:date>
    <meta:editing-duration>P2DT1H51M51S</meta:editing-duration>
    <meta:editing-cycles>373</meta:editing-cycles>
    <meta:generator>LibreOffice/3.6$Linux_X86_64 LibreOffice_project/360m1$Build-2</meta:generator>
    <meta:document-statistic meta:table-count="2" meta:cell-count="793" meta:object-count="0"/>
  </office:meta>
</office:document-meta>
</file>